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frac>
              <mi>a</mi>
              <mi>b</mi>
            </mfrac>
            <mrow>
              <mi/>
              <mo stretchy="false">⋅</mo>
              <mi/>
            </mrow>
            <mfrac>
              <mi>c</mi>
              <mi>d</mi>
            </mfrac>
            <mrow>
              <mi/>
              <mo stretchy="false">=</mo>
              <mi/>
            </mrow>
            <mfrac>
              <mi mathvariant="italic">ac</mi>
              <mi mathvariant="italic">bd</mi>
            </mfrac>
          </mrow>
        </mtd>
      </mtr>
      <mtr>
        <mtd>
          <mrow>
            <mfrac>
              <mfrac>
                <mi>a</mi>
                <mi>b</mi>
              </mfrac>
              <mfrac>
                <mi>c</mi>
                <mi>d</mi>
              </mfrac>
            </mfrac>
            <mrow>
              <mi/>
              <mo stretchy="false">=</mo>
              <mi/>
            </mrow>
            <mfrac>
              <mi mathvariant="italic">ad</mi>
              <mi mathvariant="italic">bc</mi>
            </mfrac>
          </mrow>
        </mtd>
      </mtr>
    </mtable>
    <annotation encoding="StarMath 5.0">{a over b} `cdot` {c over d} ~=~ ac over bd
newline
{a over b} over {c over d} ~=~ {ad} over {bc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3:49:12</meta:creation-date>
    <meta:generator>LibreOffice/3.3$Linux LibreOffice_project/330m19$Build-202</meta:generator>
  </office:meta>
</office:document-meta>
</file>